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align="start" style:justify-single-word="false" fo:text-indent="0cm" style:auto-text-indent="false"/>
      <style:text-properties fo:language="pt" fo:country="BR" fo:font-style="normal" style:font-style-asian="normal" style:font-style-complex="normal"/>
    </style:style>
    <style:style style:name="P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8" style:family="paragraph" style:parent-style-name="Header">
      <style:paragraph-properties fo:margin-left="-0.085cm" fo:margin-right="0.004cm" fo:text-indent="0cm" style:auto-text-indent="false" style:snap-to-layout-grid="false"/>
      <style:text-properties fo:font-size="8pt" style:font-size-asian="8pt"/>
    </style:style>
    <style:style style:name="P9" style:family="paragraph" style:parent-style-name="Header">
      <style:paragraph-properties fo:margin-left="-0.085cm" fo:margin-right="0.004cm" fo:text-indent="0cm" style:auto-text-indent="false" style:snap-to-layout-grid="false"/>
    </style:style>
    <style:style style:name="P10"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1"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2" style:family="paragraph" style:parent-style-name="Standard">
      <style:text-properties fo:language="pt" fo:country="BR"/>
    </style:style>
    <style:style style:name="P13" style:family="paragraph" style:parent-style-name="Standard">
      <style:text-properties fo:language="pt" fo:country="BR" fo:font-weight="bold" style:font-weight-asian="bold"/>
    </style:style>
    <style:style style:name="P14" style:family="paragraph" style:parent-style-name="Standard">
      <style:paragraph-properties fo:text-align="end" style:justify-single-word="false"/>
      <style:text-properties fo:language="pt" fo:country="BR"/>
    </style:style>
    <style:style style:name="P1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1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17" style:family="paragraph" style:parent-style-name="Standard">
      <style:paragraph-properties fo:text-align="end" style:justify-single-word="false"/>
      <style:text-properties style:font-name="Arial3" fo:language="pt" fo:country="BR" fo:font-weight="bold" style:font-weight-asian="bold"/>
    </style:style>
    <style:style style:name="P18"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9"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20"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1"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2"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23"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4" style:family="paragraph" style:parent-style-name="Table_20_Contents">
      <style:paragraph-properties fo:margin-left="-0.009cm" fo:margin-right="-0.009cm" fo:text-align="center" style:justify-single-word="false" fo:text-indent="0cm" style:auto-text-indent="false"/>
    </style:style>
    <style:style style:name="P2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26"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27"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8"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9"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0"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1"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2"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3"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4"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5"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6"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7"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8"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9"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0"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1"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2"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3"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4"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5"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6"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7"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8"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9"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0"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1"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2"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3"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4"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5"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6"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7"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8"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9"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0"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1"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2"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3"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4"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5"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6"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7"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8"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9"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0"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1"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2"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3"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4"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5"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6"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7"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8"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9"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0"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1"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2"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3"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4"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5"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6"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7"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8"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9"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0"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1"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2"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3"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4"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5"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6"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7"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8"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9"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0"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1"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2"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3"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4"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5"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6"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7"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8"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9"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0"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1"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2"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3"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4"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5"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6"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7"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8"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9"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0"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1"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2"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3"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4"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5"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6"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text-properties fo:language="pt" fo:country="BR"/>
    </style:style>
    <style:style style:name="P127" style:family="paragraph" style:parent-style-name="Heading_20_1" style:list-style-name="L1" style:master-page-name="">
      <style:paragraph-properties fo:margin-left="0cm" fo:margin-right="0cm" fo:margin-top="0.4cm" fo:margin-bottom="0.199cm" fo:line-height="100%" fo:text-align="justify" style:justify-single-word="false" fo:orphans="2" fo:widows="2" fo:text-indent="0cm" style:auto-text-indent="false" fo:break-before="auto" fo:break-after="auto" style:shadow="none" fo:keep-with-next="always"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8" style:family="paragraph" style:parent-style-name="Heading_20_1" style:list-style-name="L1">
      <style:paragraph-properties fo:margin-left="0cm" fo:margin-right="0cm" fo:text-indent="0cm" style:auto-text-indent="false"/>
    </style:style>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43"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44"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normal" style:font-size-asian="9pt" style:font-style-asian="normal" style:font-size-complex="9pt" style:font-style-complex="normal"/>
    </style:style>
    <style:style style:name="T7" style:family="text">
      <style:text-properties fo:font-weight="normal" style:font-weight-asian="normal" style:font-weight-complex="normal"/>
    </style:style>
    <style:style style:name="T8" style:family="text">
      <style:text-properties style:font-name="Arial3" fo:font-weight="bold" style:font-weight-asian="bold"/>
    </style:style>
    <style:style style:name="T9" style:family="text">
      <style:text-properties style:font-name="Arial3" fo:font-weight="normal" style:font-weight-asian="normal" style:font-weight-complex="normal"/>
    </style:style>
    <style:style style:name="T10" style:family="text">
      <style:text-properties style:font-name="Arial3" fo:language="pt" fo:country="BR" fo:font-weight="normal" style:font-weight-asian="normal" style:font-weight-complex="normal"/>
    </style:style>
    <style:style style:name="T11" style:family="text">
      <style:text-properties style:font-name="Arial" style:font-name-asian="Times New Roman" style:font-name-complex="Times New Roman"/>
    </style:style>
    <style:style style:name="T12" style:family="text">
      <style:text-properties fo:font-style="italic" style:font-style-asian="italic" style:font-style-complex="italic"/>
    </style:style>
    <style:style style:name="T13" style:family="text">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T14" style:family="text"/>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form:form form:name="form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0"/>
            </table:table-cell>
            <table:table-cell table:style-name="Table4.A1" office:value-type="string">
              <text:p text:style-name="P11"/>
            </table:table-cell>
          </table:table-row>
        </table:table-header-rows>
      </table:table>
      <text:p text:style-name="P12"/>
      <text:p text:style-name="P13"/>
      <text:p text:style-name="P15">Testes de Aceitação</text:p>
      <text:p text:style-name="P15">Secretário</text:p>
      <text:p text:style-name="P16"/>
      <text:p text:style-name="P16"/>
      <text:p text:style-name="P17">Identificador do projeto:<text:line-break/><text:span text:style-name="T7">Escola</text:span></text:p>
      <text:p text:style-name="P17">Identificador do documento:<text:line-break/><text:span text:style-name="T7">escola-testes-aceitacao-secretario-0.1</text:span></text:p>
      <text:p text:style-name="P17">Data de publicação:<text:line-break/><text:span text:style-name="T10">13</text:span><text:span text:style-name="T7">/06/2007</text:span></text:p>
      <text:p text:style-name="P14"><text:span text:style-name="T8">Gerente de projeto:<text:line-break/></text:span><text:span text:style-name="T9">Fábio Nogueira de Lucena</text:span></text:p>
      <text:p text:style-name="P26">Conteúdo</text:p>
      <text:table-of-content text:style-name="Sect1" text:name="Sumário1">
        <text:table-of-content-source text:outline-level="10"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43">1. <text:s/>Objetivos<text:tab/>1</text:p>
          <text:p text:style-name="P143">2. <text:s/>Testes de Aceitação<text:tab/>1</text:p>
          <text:p text:style-name="P144">2.1 Cadastrar modelo de avaliação<text:tab/>1</text:p>
          <text:p text:style-name="P144">2.2 Editar questão do modelo de avaliação<text:tab/>1</text:p>
          <text:p text:style-name="P144">2.3 Excluir questão do modelo de avaliação<text:tab/>1</text:p>
          <text:p text:style-name="P144">2.4 Cadastrar Usuário<text:tab/>1</text:p>
          <text:p text:style-name="P144">2.5 Cadastrar Curso<text:tab/>1</text:p>
          <text:p text:style-name="P144">2.6 Editar Curso<text:tab/>2</text:p>
          <text:p text:style-name="P144">2.7 Excluir Curso<text:tab/>2</text:p>
          <text:p text:style-name="P144">2.8 Cadastrar Disciplina<text:tab/>2</text:p>
          <text:p text:style-name="P144">2.9 Editar Disciplina<text:tab/>2</text:p>
          <text:p text:style-name="P144">2.10 <text:s/>Excluir Disciplina<text:tab/>2</text:p>
          <text:p text:style-name="P144">2.11 <text:s/>Cadastrar Turma<text:tab/>2</text:p>
          <text:p text:style-name="P144">2.12 <text:s/>Efetivar Pré-Matrícula<text:tab/>3</text:p>
          <text:p text:style-name="P144">2.13 <text:s/>Matricular em Curso<text:tab/>3</text:p>
          <text:p text:style-name="P143">3. <text:s/>Referências<text:tab/>3</text:p>
        </text:index-body>
      </text:table-of-content>
      <text:p text:style-name="P18"/>
      <text:p text:style-name="P18"/>
      <text:p text:style-name="P142">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9">Revisão</text:p>
          </table:table-cell>
          <table:table-cell table:style-name="Tabela4.A1" office:value-type="string">
            <text:p text:style-name="P19">Data</text:p>
          </table:table-cell>
          <table:table-cell table:style-name="Tabela4.A1" office:value-type="string">
            <text:p text:style-name="P22">Autor(es)</text:p>
          </table:table-cell>
          <table:table-cell table:style-name="Tabela4.D1" office:value-type="string">
            <text:p text:style-name="P19">Breve descrição</text:p>
          </table:table-cell>
        </table:table-row>
        <table:table-row table:style-name="Tabela4.1">
          <table:table-cell table:style-name="Tabela4.A2" office:value-type="string">
            <text:p text:style-name="P20">0.1</text:p>
          </table:table-cell>
          <table:table-cell table:style-name="Tabela4.A2" office:value-type="string">
            <text:p text:style-name="P21">13/06/2007</text:p>
          </table:table-cell>
          <table:table-cell table:style-name="Tabela4.A2" office:value-type="string">
            <text:p text:style-name="P23">Tiago Andrade Serpa</text:p>
          </table:table-cell>
          <table:table-cell table:style-name="Tabela4.D2" office:value-type="string">
            <text:p text:style-name="P21">Proposta inicial</text:p>
          </table:table-cell>
        </table:table-row>
      </table:table>
      <text:p text:style-name="P12"/>
      <text:list text:style-name="L1">
        <text:list-item>
          <text:p text:style-name="P126">Objetivos</text:p>
        </text:list-item>
      </text:list>
      <text:p text:style-name="P4"><text:span text:style-name="T5">Este teste de aceitação visa garantir que todas as funcionalidades usadas pelo ator Secretário sejam implementadas corretamente</text:span><text:span text:style-name="T6">.</text:span><text:span text:style-name="T5"> <text:s/>Tal aceitação será dada pelo cliente com base neste documento.</text:span></text:p>
      <text:list text:style-name="L1" text:continue-numbering="true">
        <text:list-item>
          <text:p text:style-name="P127">Testes de Aceitação</text:p>
          <text:list>
            <text:list-item>
              <text:h text:style-name="P129" text:outline-level="2">Cadastrar modelo de avaliação</text:h>
            </text:list-item>
          </text:list>
        </text:list-item>
      </text:list>
      <text:list text:style-name="L2">
        <text:list-item>
          <text:p text:style-name="P27">Clicar no menu principal em “Modelo de Avaliação”;</text:p>
        </text:list-item>
        <text:list-item>
          <text:p text:style-name="P27">Selecionar em “Questão:” a opção “Objetiva”;</text:p>
        </text:list-item>
        <text:list-item>
          <text:p text:style-name="P27">Digitar a questão no campo de texto;</text:p>
        </text:list-item>
        <text:list-item>
          <text:p text:style-name="P27">Clicar no botão “Inserir”;</text:p>
        </text:list-item>
        <text:list-item>
          <text:p text:style-name="P27">Selecionar em “Questão:” a opção “Subjetiva”;</text:p>
        </text:list-item>
        <text:list-item>
          <text:p text:style-name="P27">Digitar a questão no campo de texto;</text:p>
        </text:list-item>
        <text:list-item>
          <text:p text:style-name="P27">Clicar no botão “Inserir”;</text:p>
        </text:list-item>
        <text:list-item>
          <text:p text:style-name="P27">Sair do sistema e entrar com um usuário com o perfil de Aluno;</text:p>
        </text:list-item>
        <text:list-item>
          <text:p text:style-name="P27">Clicar no menu principal em “Avaliação de Docentes”;</text:p>
        </text:list-item>
        <text:list-item>
          <text:p text:style-name="P27">Selecionar um Docente para avaliação e clicar na respectiva turma;</text:p>
        </text:list-item>
        <text:list-item>
          <text:p text:style-name="P27">Veja se o formulário de avaliação bate com o formulário preenchido entre os itens (b) e (g).</text:p>
        </text:list-item>
      </text:list>
      <text:list text:style-name="L1" text:continue-numbering="true">
        <text:list-item>
          <text:list text:continue-numbering="true">
            <text:list-item>
              <text:h text:style-name="P129" text:outline-level="2">Editar questão do modelo de avaliação</text:h>
            </text:list-item>
          </text:list>
        </text:list-item>
      </text:list>
      <text:list text:style-name="L3">
        <text:list-item>
          <text:p text:style-name="P38">Clicar <text:span text:style-name="T13">no menu principal em “Modelo de Avaliação”;</text:span></text:p>
        </text:list-item>
        <text:list-item>
          <text:p text:style-name="P38">Na tabela exibida na parte inferior direita da tela, escolher uma questão para editar e clicar no link “Editar”;</text:p>
        </text:list-item>
        <text:list-item>
          <text:p text:style-name="P38">Editar o texto no campo de texto;</text:p>
        </text:list-item>
        <text:list-item>
          <text:p text:style-name="P38">Clicar no botão “Editar”;</text:p>
        </text:list-item>
        <text:list-item>
          <text:p text:style-name="P38">Sair do sistema e entrar com um usuário com o perfil de Aluno;</text:p>
        </text:list-item>
        <text:list-item>
          <text:p text:style-name="P38">Clicar no menu principal em “Avaliação de Docentes”;</text:p>
        </text:list-item>
        <text:list-item>
          <text:p text:style-name="P38">Selecionar um Docente para avaliação e Clicar na respectiva turma;</text:p>
        </text:list-item>
        <text:list-item>
          <text:p text:style-name="P38">Veja se as alterações realizadas no formulário de avaliação foram aplicadas.</text:p>
        </text:list-item>
      </text:list>
      <text:list text:style-name="L1" text:continue-numbering="true">
        <text:list-item>
          <text:list text:continue-numbering="true">
            <text:list-item>
              <text:h text:style-name="P129" text:outline-level="2">Excluir questão do modelo de avaliação</text:h>
            </text:list-item>
          </text:list>
        </text:list-item>
      </text:list>
      <text:list text:style-name="L4">
        <text:list-item>
          <text:p text:style-name="P46">Clicar no menu principal em “Modelo de Avaliação”;</text:p>
        </text:list-item>
        <text:list-item>
          <text:p text:style-name="P46">Na tabela exibida na parte inferior direita da tela, escolher uma questão para excluir e clicar no link “Excluir”;</text:p>
        </text:list-item>
        <text:list-item>
          <text:p text:style-name="P46">Sair do sistema e entrar com um usuário com o perfil de Aluno;</text:p>
        </text:list-item>
        <text:list-item>
          <text:p text:style-name="P46">Clicar no menu principal em “Avaliação de Docentes”;</text:p>
        </text:list-item>
        <text:list-item>
          <text:p text:style-name="P46">Selecionar um Docente para avaliação e Clicar na respectiva turma;</text:p>
        </text:list-item>
        <text:list-item>
          <text:p text:style-name="P46">Veja se a questão excluída do formulário de avaliação realmente desapareceu.</text:p>
        </text:list-item>
      </text:list>
      <text:list text:style-name="L1" text:continue-numbering="true">
        <text:list-item>
          <text:list text:continue-numbering="true">
            <text:list-item>
              <text:h text:style-name="P129" text:outline-level="2">Cadastrar Usuário</text:h>
            </text:list-item>
          </text:list>
        </text:list-item>
      </text:list>
      <text:list text:style-name="L5">
        <text:list-item>
          <text:p text:style-name="P52">Clicar no menu principal em “Cadastrar Usuário”;</text:p>
        </text:list-item>
        <text:list-item>
          <text:p text:style-name="P52">No item “Tipo de Usuário:” selecionar o tipo do usuário em questão (Aluno, Docente ou Secretário);</text:p>
        </text:list-item>
        <text:list-item>
          <text:p text:style-name="P52">No item “Usuário:” digitar o usuário;</text:p>
        </text:list-item>
        <text:list-item>
          <text:p text:style-name="P52">Ir no item “Nome:” e digitar o nome do usuário;</text:p>
        </text:list-item>
        <text:list-item>
          <text:p text:style-name="P52">Em “Validade:” escolher a data em que esse usuário irá expirar;</text:p>
        </text:list-item>
        <text:list-item>
          <text:p text:style-name="P52">Selecionar o item “Sim” em “Disponível:”;</text:p>
        </text:list-item>
        <text:list-item>
          <text:p text:style-name="P52">Clicar no botão “Salvar”;</text:p>
        </text:list-item>
        <text:list-item>
          <text:p text:style-name="P52">Repetir os itens de (a) a (g) de forma a criar todos os tipo de usuários do item (b);</text:p>
        </text:list-item>
        <text:list-item>
          <text:p text:style-name="P52">Sair do sistema e entrar com todos os usuários criados para certificar que o perfil esta correto e que eles estão autenticando corretamente no sistema.</text:p>
          <text:p text:style-name="P52"/>
        </text:list-item>
      </text:list>
      <text:list text:style-name="L1" text:continue-numbering="true">
        <text:list-item>
          <text:list text:continue-numbering="true">
            <text:list-item>
              <text:h text:style-name="P129" text:outline-level="2">Cadastrar Curso</text:h>
            </text:list-item>
          </text:list>
        </text:list-item>
      </text:list>
      <text:list text:style-name="L6">
        <text:list-item>
          <text:p text:style-name="P62">Clicar no menu principal em “Cadastrar Curso”;</text:p>
        </text:list-item>
        <text:list-item>
          <text:p text:style-name="P62">No campo de texto “Código do curso:” digitar o código do curso;</text:p>
        </text:list-item>
        <text:list-item>
          <text:p text:style-name="P62">No campo de texto “Nome do curso:” digitar o nome do curso;</text:p>
        </text:list-item>
        <text:list-item>
          <text:p text:style-name="P62">No campo de texto “Carga Horária:” digitar a carga horária;</text:p>
        </text:list-item>
        <text:list-item>
          <text:p text:style-name="P62">Clicar no botão “Inserir”;</text:p>
        </text:list-item>
        <text:list-item>
          <text:p text:style-name="P62">Clicar novamente no menu principal em “Cadastrar Curso”;</text:p>
        </text:list-item>
        <text:list-item>
          <text:p text:style-name="P62">Verificar na tabela na parte inferior direita se o curso foi cadastrado.</text:p>
        </text:list-item>
      </text:list>
      <text:list text:style-name="L1" text:continue-numbering="true">
        <text:list-item>
          <text:list text:continue-numbering="true">
            <text:list-item>
              <text:h text:style-name="P129" text:outline-level="2">Editar Curso</text:h>
            </text:list-item>
          </text:list>
        </text:list-item>
      </text:list>
      <text:list text:style-name="L7">
        <text:list-item>
          <text:p text:style-name="P69">Clicar no menu principal em “Cadastrar Curso”;</text:p>
        </text:list-item>
        <text:list-item>
          <text:p text:style-name="P69">Clicar no link “Editar” <text:span text:style-name="T13">na tabela na parte inferior direita no respectivo curso que deseja editar.</text:span></text:p>
        </text:list-item>
        <text:list-item>
          <text:p text:style-name="P69">No campo de texto “Código do curso:” digitar o código do curso;</text:p>
        </text:list-item>
        <text:list-item>
          <text:p text:style-name="P69">No campo de texto “Nome do curso:” digitar o nome do curso;</text:p>
        </text:list-item>
        <text:list-item>
          <text:p text:style-name="P69">No campo de texto “Carga Horária:” digitar a carga horária;</text:p>
        </text:list-item>
        <text:list-item>
          <text:p text:style-name="P69">Clicar no botão “Editar”;</text:p>
        </text:list-item>
        <text:list-item>
          <text:p text:style-name="P69">Clicar novamente no menu principal em “Cadastrar Curso”;</text:p>
        </text:list-item>
        <text:list-item>
          <text:p text:style-name="P69">Verificar na tabela na parte inferior direita se o curso foi alterado.</text:p>
        </text:list-item>
      </text:list>
      <text:list text:style-name="L1" text:continue-numbering="true">
        <text:list-item>
          <text:list text:continue-numbering="true">
            <text:list-item>
              <text:h text:style-name="P129" text:outline-level="2">Excluir Curso</text:h>
            </text:list-item>
          </text:list>
        </text:list-item>
      </text:list>
      <text:list text:style-name="L8">
        <text:list-item>
          <text:p text:style-name="P77">Clicar no menu principal em “Cadastrar Curso”;</text:p>
        </text:list-item>
        <text:list-item>
          <text:p text:style-name="P77">Clicar no link “Excluir” na tabela na parte inferior direita no respectivo curso que deseja excluir.</text:p>
        </text:list-item>
        <text:list-item>
          <text:p text:style-name="P77">Clicar novamente no menu principal em “Cadastrar Curso”;</text:p>
        </text:list-item>
        <text:list-item>
          <text:p text:style-name="P77">Verifique na tabela na parte inferior direita se o curso foi excluído.</text:p>
        </text:list-item>
      </text:list>
      <text:list text:style-name="L1" text:continue-numbering="true">
        <text:list-item>
          <text:list text:continue-numbering="true">
            <text:list-item>
              <text:h text:style-name="P129" text:outline-level="2">Cadastrar Disciplina</text:h>
            </text:list-item>
          </text:list>
        </text:list-item>
      </text:list>
      <text:list text:style-name="L9">
        <text:list-item>
          <text:p text:style-name="P81">Clicar no menu principal em “Cadastrar Disciplina”;</text:p>
        </text:list-item>
        <text:list-item>
          <text:p text:style-name="P81">No item “Curso:” selecionar um curso no combo “Selecione o curso”;</text:p>
        </text:list-item>
        <text:list-item>
          <text:p text:style-name="P81">Em “Código:” no campo de texto digitar o código da disciplina;</text:p>
        </text:list-item>
        <text:list-item>
          <text:p text:style-name="P81">Em “Nome:” no campo de texto digitar o nome da disciplina;</text:p>
        </text:list-item>
        <text:list-item>
          <text:p text:style-name="P81">Em “Carga Horária:” no campo de texto digitar a carga horária da disciplina;</text:p>
        </text:list-item>
        <text:list-item>
          <text:p text:style-name="P81">Em “Ementa:” no campo de texto digitar a ementa da disciplina;</text:p>
        </text:list-item>
        <text:list-item>
          <text:p text:style-name="P81">Clicar no botão “Inserir”;</text:p>
        </text:list-item>
        <text:list-item>
          <text:p text:style-name="P81">Clicar novamente no menu principal em “Cadastrar Disciplina”;</text:p>
        </text:list-item>
        <text:list-item>
          <text:p text:style-name="P81">Verificar na tabela na parte inferior direita se a disciplina foi realmente cadastrada.</text:p>
        </text:list-item>
      </text:list>
      <text:list text:style-name="L1" text:continue-numbering="true">
        <text:list-item>
          <text:list text:continue-numbering="true">
            <text:list-item>
              <text:h text:style-name="P129" text:outline-level="2">Editar Disciplina</text:h>
            </text:list-item>
          </text:list>
        </text:list-item>
      </text:list>
      <text:list text:style-name="L10">
        <text:list-item>
          <text:p text:style-name="P90">Clicar no menu principal em “Cadastrar Disciplina”;</text:p>
        </text:list-item>
        <text:list-item>
          <text:p text:style-name="P90">Clicar no link “Editar” na tabela na parte inferior direita na respectiva disciplina que deseja editar.</text:p>
        </text:list-item>
        <text:list-item>
          <text:p text:style-name="P90">No item “Curso:” selecionar um curso no combo “Selecione o curso”;</text:p>
        </text:list-item>
        <text:list-item>
          <text:p text:style-name="P90">Em “Código:” no campo de texto digitar o código da disciplina;</text:p>
        </text:list-item>
        <text:list-item>
          <text:p text:style-name="P90">Em “Nome:” no campo de texto digitar o nome da disciplina;</text:p>
        </text:list-item>
        <text:list-item>
          <text:p text:style-name="P90">Em “Carga Horária:” no campo de texto digitar a carga horária da disciplina;</text:p>
        </text:list-item>
        <text:list-item>
          <text:p text:style-name="P90">Em “Ementa:” no campo de texto digitar a ementa da disciplina;</text:p>
        </text:list-item>
        <text:list-item>
          <text:p text:style-name="P90">Clicar no botão “Editar”;</text:p>
        </text:list-item>
        <text:list-item>
          <text:p text:style-name="P90">Clicar novamente no menu principal em “Cadastrar Disciplina”;</text:p>
        </text:list-item>
        <text:list-item>
          <text:p text:style-name="P90">Verifique na tabela na parte inferior direita se a disciplina foi realmente editada.</text:p>
        </text:list-item>
      </text:list>
      <text:list text:style-name="L1" text:continue-numbering="true">
        <text:list-item>
          <text:list text:continue-numbering="true">
            <text:list-item>
              <text:h text:style-name="P129" text:outline-level="2"><text:s/>Excluir Disciplina</text:h>
            </text:list-item>
          </text:list>
        </text:list-item>
      </text:list>
      <text:list text:style-name="L11">
        <text:list-item>
          <text:p text:style-name="P100">Clicar no menu principal em “Cadastrar Disciplina”;</text:p>
        </text:list-item>
        <text:list-item>
          <text:p text:style-name="P100">Clicar no link “Excluir” na tabela na parte inferior direita na respectiva disciplina que deseja excluir.</text:p>
        </text:list-item>
        <text:list-item>
          <text:p text:style-name="P100">Clicar novamente no menu principal em “Cadastrar Disciplina”;</text:p>
        </text:list-item>
        <text:list-item>
          <text:p text:style-name="P100">Verificar na tabela na parte inferior direita se a disciplina foi excluída.</text:p>
        </text:list-item>
      </text:list>
      <text:list text:style-name="L1" text:continue-numbering="true">
        <text:list-item>
          <text:list text:continue-numbering="true">
            <text:list-item>
              <text:h text:style-name="P129" text:outline-level="2"><text:s/>Cadastrar Turma</text:h>
            </text:list-item>
          </text:list>
        </text:list-item>
      </text:list>
      <text:list text:style-name="L12">
        <text:list-item>
          <text:p text:style-name="P104">Clicar no menu principal em “Criar Turma”;</text:p>
        </text:list-item>
        <text:list-item>
          <text:p text:style-name="P104">No item “Código:” digitar na caixa de texto o código da turma;</text:p>
        </text:list-item>
        <text:list-item>
          <text:p text:style-name="P104">Em “Curso” selecionar no combo um curso;</text:p>
        </text:list-item>
        <text:list-item>
          <text:p text:style-name="P104">No item “Disciplina:” clicar na lupa e selecionar uma disciplina;</text:p>
        </text:list-item>
        <text:list-item>
          <text:p text:style-name="P104">No item “Docente:” clicar na lupa e selecionar um docente;</text:p>
        </text:list-item>
        <text:list-item>
          <text:p text:style-name="P104">Em “Pré-Matrícula:” selecionar a opção “Sim”;</text:p>
        </text:list-item>
        <text:list-item>
          <text:p text:style-name="P104">Clicar no botão “Salvar”;</text:p>
        </text:list-item>
        <text:list-item>
          <text:p text:style-name="P104">Clicar novamente no menu principal em “Criar Turma”;</text:p>
        </text:list-item>
        <text:list-item>
          <text:p text:style-name="P104">Verificar se na tabela no lado inferior esquerdo da tela se a turma criada esta de acordo com os dados cadastrados.</text:p>
        </text:list-item>
      </text:list>
      <text:list text:style-name="L1" text:continue-numbering="true">
        <text:list-item>
          <text:list text:continue-numbering="true">
            <text:list-item>
              <text:h text:style-name="P129" text:outline-level="2"><text:s/>Efetivar Pré-Matrícula</text:h>
            </text:list-item>
          </text:list>
        </text:list-item>
      </text:list>
      <text:list text:style-name="L13">
        <text:list-item>
          <text:p text:style-name="P113">Clicar no menu principal em “Efetivar Pré-Matrícula”;</text:p>
        </text:list-item>
        <text:list-item>
          <text:p text:style-name="P113">No combo “Curso:” selecionar um curso;</text:p>
        </text:list-item>
        <text:list-item>
          <text:p text:style-name="P113">Clicar em “OK”;</text:p>
        </text:list-item>
        <text:list-item>
          <text:p text:style-name="P113">Na tabela exibida na parte inferior esquerda da tela, marcar o checkbox “Efetivar” da turma / disciplina a qual deseja efetivar pré-matricula;</text:p>
        </text:list-item>
        <text:list-item>
          <text:p text:style-name="P113">Clicar no link “Ver” para conferir se os alunos que efetivaram a Pré-Matrícula estão corretos;</text:p>
        </text:list-item>
        <text:list-item>
          <text:p text:style-name="P113">Clicar no botão “Atualizar”;</text:p>
        </text:list-item>
        <text:list-item>
          <text:p text:style-name="P113">Entrar no sistema com um usuário que tenha o perfil de Aluno e verificar se a pré-matricula realmente foi efetivada.</text:p>
        </text:list-item>
      </text:list>
      <text:list text:style-name="L1" text:continue-numbering="true">
        <text:list-item>
          <text:list text:continue-numbering="true">
            <text:list-item>
              <text:h text:style-name="P129" text:outline-level="2"><text:s/>Matricular em Curso</text:h>
            </text:list-item>
          </text:list>
        </text:list-item>
      </text:list>
      <text:list text:style-name="L14">
        <text:list-item>
          <text:p text:style-name="P120">Clicar no menu principal em “Matricular em Curso”;</text:p>
        </text:list-item>
        <text:list-item>
          <text:p text:style-name="P120">No combo “Curso:” selecionar um curso;</text:p>
        </text:list-item>
        <text:list-item>
          <text:p text:style-name="P120">Em “Nome:” clique na lupa e selecionar um aluno;</text:p>
        </text:list-item>
        <text:list-item>
          <text:p text:style-name="P120">Clicar no botão “Matricular”;</text:p>
        </text:list-item>
      </text:list>
      <text:list text:style-name="L13" text:continue-numbering="true">
        <text:list-item>
          <text:p text:style-name="P113">Entrar no sistema com um usuário que tenha o perfil de Aluno e verificar se o curso matriculado esta disponível.</text:p>
        </text:list-item>
      </text:list>
      <text:list text:style-name="L14" text:continue-numbering="true">
        <text:list-header>
          <text:p text:style-name="P120"/>
        </text:list-header>
      </text:list>
      <text:list text:style-name="L1" text:continue-numbering="true">
        <text:list-item>
          <text:p text:style-name="P128">Referências</text:p>
        </text:list-item>
      </text:list>
      <table:table table:name="Table2" table:style-name="Table2">
        <table:table-column table:style-name="Table2.A"/>
        <table:table-column table:style-name="Table2.B"/>
        <table:table-row>
          <table:table-cell table:style-name="Table2.A1" office:value-type="string">
            <text:p text:style-name="P24">[1<text:span text:style-name="T11">]</text:span></text:p>
          </table:table-cell>
          <table:table-cell table:style-name="Table2.A1" office:value-type="string">
            <text:p text:style-name="P6">Projeto de interação de Secretário.</text:p>
          </table:table-cell>
        </table:table-row>
        <table:table-row>
          <table:table-cell table:style-name="Table2.A1" office:value-type="string">
            <text:p text:style-name="P24">[2<text:span text:style-name="T11">]</text:span></text:p>
          </table:table-cell>
          <table:table-cell table:style-name="Table2.A1" office:value-type="string">
            <text:p text:style-name="P5">Declaração de escopo (Escola 1.0) – <text:span text:style-name="T12">escopo-escola-1.0.odt</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4">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6">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7">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HTML" style:page-layout-name="pm2"/>
    <style:master-page style:name="Converter_20_1" style:display-name="Converter 1" style:page-layout-name="pm3">
      <style:header>
        <text:p text:style-name="Header"/>
      </style:header>
      <style:footer>
        <text:p text:style-name="P1">Draft Version 1.0 November 1999<text:tab/>Page <text:span text:style-name="Page_20_Number"><text:page-number text:select-page="current">3</text:page-number></text:span></text:p>
      </style:footer>
    </style:master-page>
    <style:master-page style:name="Converter_20_2" style:display-name="Converter 2" style:page-layout-name="pm4">
      <style:header>
        <text:p text:style-name="Header"/>
      </style:header>
      <style:footer>
        <text:p text:style-name="Footer"/>
      </style:footer>
    </style:master-page>
    <style:master-page style:name="Converter_20_3" style:display-name="Converter 3" style:page-layout-name="pm5">
      <style:header>
        <text:p text:style-name="P2">Plano de Projeto<text:tab/>Escola</text:p>
      </style:header>
      <style:footer>
        <text:p text:style-name="P1"><text:tab/>Página  <text:span text:style-name="Page_20_Number"><text:page-number text:select-page="current">3</text:page-number></text:span></text:p>
      </style:footer>
    </style:master-page>
    <style:master-page style:name="Converter_20_4" style:display-name="Converter 4" style:page-layout-name="pm6">
      <style:header>
        <text:p text:style-name="P3">Testes de Aceitação<text:tab/>Escola</text:p>
      </style:header>
      <style:footer>
        <text:p text:style-name="P4"/>
      </style:footer>
    </style:master-page>
    <style:master-page style:name="Converter_20_5" style:display-name="Converter 5" style:page-layout-name="pm6">
      <style:header>
        <text:p text:style-name="P2">Testes de Aceitação<text:tab/></text:p>
      </style:header>
      <style:footer>
        <text:p text:style-name="P4"/>
      </style:footer>
    </style:master-page>
    <style:master-page style:name="Converter_20_6" style:display-name="Converter 6" style:page-layout-name="pm7">
      <style:header>
        <text:p text:style-name="P3">Testes de Aceitação – Secretári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3</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Tiago Serpa</dc:creator>
    <dc:date>2007-06-20T15:14:24</dc:date>
    <meta:printed-by>a a</meta:printed-by>
    <meta:print-date>2007-03-07T12:01:56</meta:print-date>
    <meta:keyword>management plans</meta:keyword>
    <meta:keyword>software project management plans</meta:keyword>
    <meta:keyword>IT project management plans</meta:keyword>
    <dc:language>pt-BR</dc:language>
    <meta:editing-cycles>456</meta:editing-cycles>
    <meta:editing-duration>P1DT22H16M46S</meta:editing-duration>
    <meta:user-defined meta:name="Info 1"/>
    <meta:user-defined meta:name="Info 2"/>
    <meta:user-defined meta:name="Info 3"/>
    <meta:user-defined meta:name="Info 4"/>
    <meta:document-statistic meta:table-count="4" meta:image-count="0" meta:object-count="0" meta:page-count="7" meta:paragraph-count="160" meta:word-count="1220" meta:character-count="7430"/>
  </office:meta>
</office:document-meta>
</file>